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5" draw:style-name="gr1" draw:text-style-name="P1" svg:width="3.1787in" svg:height="3.5429in" svg:x="19.5535in" svg:y="10.5177in">
            <draw:object draw:notify-on-update-of-ranges="Sheet1.W50:Sheet1.W59 Sheet1.X49:Sheet1.X49 Sheet1.X50:Sheet1.X56 Sheet1.Y49:Sheet1.Y49 Sheet1.Y50:Sheet1.Y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2">
          <table:table-cell table:number-columns-repeated="34"/>
        </table:table-row>
        <table:table-row table:style-name="ro1">
          <table:table-cell office:value-type="string" calcext:value-type="string">
            <text:p>magma</text:p>
          </table:table-cell>
          <table:table-cell office:value-type="string" calcext:value-type="string">
            <text:p>MAGMA_correct</text:p>
          </table:table-cell>
          <table:table-cell office:value-type="string" calcext:value-type="string">
            <text:p>MAGMA_wrong</text:p>
          </table:table-cell>
          <table:table-cell office:value-type="string" calcext:value-type="string">
            <text:p>err rate</text:p>
          </table:table-cell>
          <table:table-cell/>
          <table:table-cell office:value-type="string" calcext:value-type="string">
            <text:p>MAPXSII</text:p>
          </table:table-cell>
          <table:table-cell office:value-type="string" calcext:value-type="string">
            <text:p>MAPXSII correct</text:p>
          </table:table-cell>
          <table:table-cell office:value-type="string" calcext:value-type="string">
            <text:p>MAPXSII_wrong</text:p>
          </table:table-cell>
          <table:table-cell table:number-columns-repeated="2"/>
          <table:table-cell office:value-type="string" calcext:value-type="string">
            <text:p>flamengo</text:p>
          </table:table-cell>
          <table:table-cell office:value-type="string" calcext:value-type="string">
            <text:p>Flamengo correct</text:p>
          </table:table-cell>
          <table:table-cell office:value-type="string" calcext:value-type="string">
            <text:p>flamengo wrong</text:p>
          </table:table-cell>
          <table:table-cell table:number-columns-repeated="2"/>
          <table:table-cell office:value-type="string" calcext:value-type="string">
            <text:p>AMIGO richtige noelist 2 spheres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3"/>
          <table:table-cell office:value-type="string" calcext:value-type="string">
            <text:p>AMIGO richtige noelist 2 spheres shared assignments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2"/>
          <table:table-cell office:value-type="string" calcext:value-type="string">
            <text:p>AMIGO richtige noelist 2 spheres shared assignments top3 paropt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2"/>
          <table:table-cell office:value-type="string" calcext:value-type="string">
            <text:p>AMIGO richtige noelist 2 spheres shared assignments top 2 par opt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</table:table-row>
        <table:table-row table:style-name="ro1">
          <table:table-cell office:value-type="string" calcext:value-type="string">
            <text:p>ubi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4]/([.B4]+[.C4])" office:value-type="float" office:value="0" calcext:value-type="float">
            <text:p>0</text:p>
          </table:table-cell>
          <table:table-cell/>
          <table:table-cell office:value-type="string" calcext:value-type="string">
            <text:p>ub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4]/([.G4]+[.H4])" office:value-type="float" office:value="0.157894736842105" calcext:value-type="float">
            <text:p>0.157894736842105</text:p>
          </table:table-cell>
          <table:table-cell/>
          <table:table-cell office:value-type="string" calcext:value-type="string">
            <text:p>ubi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M4]/([.L4]+[.M4])" office:value-type="float" office:value="0.1875" calcext:value-type="float">
            <text:p>0.187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R4]/([.Q4]+[.R4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biquiti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X4]/([.W4]+[.X4])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4]/([.AB4]+[.AC4])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r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/([.B5]+[.C5])" office:value-type="float" office:value="0" calcext:value-type="float">
            <text:p>0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]/([.G5]+[.H5])" office:value-type="float" office:value="0" calcext:value-type="float">
            <text:p>0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M5]/([.L5]+[.M5])" office:value-type="float" office:value="0" calcext:value-type="float">
            <text:p>0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R5]/([.Q5]+[.R5])" office:value-type="float" office:value="0.0526315789473684" calcext:value-type="float">
            <text:p>0.0526315789473684</text:p>
          </table:table-cell>
          <table:table-cell table:number-columns-repeated="2"/>
          <table:table-cell office:value-type="string" calcext:value-type="string">
            <text:p>Msr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X5]/([.W5]+[.X5])" office:value-type="float" office:value="0.0526315789473684" calcext:value-type="float">
            <text:p>0.0526315789473684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C5]/([.AB5]+[.AC5])" office:value-type="float" office:value="0.0588235294117647" calcext:value-type="float">
            <text:p>0.0588235294117647</text:p>
          </table:table-cell>
          <table:table-cell/>
          <table:table-cell office:value-type="string" calcext:value-type="string">
            <text:p>Ms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6]/([.B6]+[.C6])" office:value-type="float" office:value="0" calcext:value-type="float">
            <text:p>0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H6]/([.G6]+[.H6])" office:value-type="float" office:value="0.163934426229508" calcext:value-type="float">
            <text:p>0.163934426229508</text:p>
          </table:table-cell>
          <table:table-cell/>
          <table:table-cell office:value-type="string" calcext:value-type="string">
            <text:p>EIN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]/([.L6]+[.M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R6]/([.Q6]+[.R6])" office:value-type="float" office:value="0.181818181818182" calcext:value-type="float">
            <text:p>0.181818181818182</text:p>
          </table:table-cell>
          <table:table-cell table:number-columns-repeated="2"/>
          <table:table-cell office:value-type="string" calcext:value-type="string">
            <text:p>EIN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X6]/([.W6]+[.X6])" office:value-type="float" office:value="0.0810810810810811" calcext:value-type="float">
            <text:p>0.0810810810810811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AC6]/([.AB6]+[.AC6])" office:value-type="float" office:value="0.0652173913043478" calcext:value-type="float">
            <text:p>0.0652173913043478</text:p>
          </table:table-cell>
          <table:table-cell/>
          <table:table-cell office:value-type="string" calcext:value-type="string">
            <text:p>EI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7]/([.B7]+[.C7])" office:value-type="float" office:value="0" calcext:value-type="float">
            <text:p>0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H7]/([.G7]+[.H7])" office:value-type="float" office:value="0.217391304347826" calcext:value-type="float">
            <text:p>0.217391304347826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7]/([.L7]+[.M7])" office:value-type="float" office:value="0.285714285714286" calcext:value-type="float">
            <text:p>0.285714285714286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R7]/([.Q7]+[.R7])" office:value-type="float" office:value="0.34375" calcext:value-type="float">
            <text:p>0.34375</text:p>
          </table:table-cell>
          <table:table-cell table:number-columns-repeated="2"/>
          <table:table-cell office:value-type="string" calcext:value-type="string">
            <text:p>ATCa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X7]/([.W7]+[.X7])" office:value-type="float" office:value="0.285714285714286" calcext:value-type="float">
            <text:p>0.285714285714286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C7]/([.AB7]+[.AC7])" office:value-type="float" office:value="0.333333333333333" calcext:value-type="float">
            <text:p>0.333333333333333</text:p>
          </table:table-cell>
          <table:table-cell/>
          <table:table-cell office:value-type="string" calcext:value-type="string">
            <text:p>AT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8]/([.B8]+[.C8])" office:value-type="float" office:value="0" calcext:value-type="float">
            <text:p>0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H8]/([.G8]+[.H8])"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M8]/([.L8]+[.M8])" office:value-type="float" office:value="0" calcext:value-type="float">
            <text:p>0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R8]/([.Q8]+[.R8])" office:value-type="float" office:value="0.253968253968254" calcext:value-type="float">
            <text:p>0.253968253968254</text:p>
          </table:table-cell>
          <table:table-cell table:number-columns-repeated="2"/>
          <table:table-cell office:value-type="string" calcext:value-type="string">
            <text:p>MBP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X8]/([.W8]+[.X8])" office:value-type="float" office:value="0.153846153846154" calcext:value-type="float">
            <text:p>0.153846153846154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AC8]/([.AB8]+[.AC8])" office:value-type="float" office:value="0.171428571428571" calcext:value-type="float">
            <text:p>0.171428571428571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G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9]/([.B9]+[.C9])" office:value-type="float" office:value="0" calcext:value-type="float">
            <text:p>0</text:p>
          </table:table-cell>
          <table:table-cell/>
          <table:table-cell office:value-type="string" calcext:value-type="string">
            <text:p>MS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9]/([.G9]+[.H9])" office:value-type="float" office:value="0.5" calcext:value-type="float">
            <text:p>0.5</text:p>
          </table:table-cell>
          <table:table-cell/>
          <table:table-cell office:value-type="string" calcext:value-type="string">
            <text:p>MS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]/([.L9]+[.M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formula="of:=[.R9]/([.Q9]+[.R9])" office:value-type="float" office:value="0.275229357798165" calcext:value-type="float">
            <text:p>0.275229357798165</text:p>
          </table:table-cell>
          <table:table-cell table:number-columns-repeated="2"/>
          <table:table-cell office:value-type="string" calcext:value-type="string">
            <text:p>MSG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X9]/([.W9]+[.X9])" office:value-type="float" office:value="0.151515151515152" calcext:value-type="float">
            <text:p>0.151515151515152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AC9]/([.AB9]+[.AC9])" office:value-type="float" office:value="0.148148148148148" calcext:value-type="float">
            <text:p>0.148148148148148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7a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]/([.B10]+[.C10])" office:value-type="float" office:value="0" calcext:value-type="float">
            <text:p>0</text:p>
          </table:table-cell>
          <table:table-cell office:value-type="string" calcext:value-type="string">
            <text:p>ohne B chain!!!!</text:p>
          </table:table-cell>
          <table:table-cell office:value-type="string" calcext:value-type="string">
            <text:p>a7a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H10]/([.G10]+[.H10])" office:value-type="float" office:value="0.0377358490566038" calcext:value-type="float">
            <text:p>0.0377358490566038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[.M10]/([.L10]+[.M10])" office:value-type="float" office:value="0.142857142857143" calcext:value-type="float">
            <text:p>0.142857142857143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a7a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7a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C10]/([.AB10]+[.AC10])" office:value-type="float" office:value="0.0476190476190476" calcext:value-type="float">
            <text:p>0.0476190476190476</text:p>
          </table:table-cell>
          <table:table-cell/>
          <table:table-cell office:value-type="string" calcext:value-type="string">
            <text:p>a7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oV P-domai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C11]/([.B11]+[.C11])" office:value-type="float" office:value="0.04" calcext:value-type="float">
            <text:p>0.04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uNoV P-domain</text:p>
          </table:table-cell>
          <table:table-cell table:number-columns-repeated="4"/>
          <table:table-cell office:value-type="string" calcext:value-type="string">
            <text:p>HuNoV P-domain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uNoV P-domai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X11]/([.W11]+[.X11])" office:value-type="float" office:value="0.0555555555555556" calcext:value-type="float">
            <text:p>0.0555555555555556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AC11]/([.AB11]+[.AC11])" office:value-type="float" office:value="0.0555555555555556" calcext:value-type="float">
            <text:p>0.0555555555555556</text:p>
          </table:table-cell>
          <table:table-cell/>
          <table:table-cell office:value-type="string" calcext:value-type="string">
            <text:p>HuNoV P-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V P-domain</text:p>
          </table:table-cell>
          <table:table-cell table:number-columns-repeated="2" office:value-type="string" calcext:value-type="string">
            <text:p>N.D.</text:p>
          </table:table-cell>
          <table:table-cell table:number-columns-repeated="7"/>
          <table:table-cell office:value-type="string" calcext:value-type="string">
            <text:p>MNV P-domain</text:p>
          </table:table-cell>
          <table:table-cell table:number-columns-repeated="4"/>
          <table:table-cell office:value-type="string" calcext:value-type="string">
            <text:p>MNV P-domai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NV P-domain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X12]/([.W12]+[.X12])" office:value-type="float" office:value="0.0526315789473684" calcext:value-type="float">
            <text:p>0.052631578947368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AC12]/([.AB12]+[.AC12])" office:value-type="float" office:value="0.0571428571428571" calcext:value-type="float">
            <text:p>0.0571428571428571</text:p>
          </table:table-cell>
          <table:table-cell/>
          <table:table-cell office:value-type="string" calcext:value-type="string">
            <text:p>MNV P-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GP</text:p>
          </table:table-cell>
          <table:table-cell table:number-columns-repeated="2" office:value-type="string" calcext:value-type="string">
            <text:p>N.D.</text:p>
          </table:table-cell>
          <table:table-cell table:number-columns-repeated="7"/>
          <table:table-cell office:value-type="string" calcext:value-type="string">
            <text:p>LmUGP</text:p>
          </table:table-cell>
          <table:table-cell table:number-columns-repeated="4"/>
          <table:table-cell office:value-type="string" calcext:value-type="string">
            <text:p>LmUGP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LmUGP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X13]/([.W13]+[.X13])" office:value-type="float" office:value="0.0465116279069767" calcext:value-type="float">
            <text:p>0.0465116279069767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AC13]/([.AB13]+[.AC13])" office:value-type="float" office:value="0.0465116279069767" calcext:value-type="float">
            <text:p>0.0465116279069767</text:p>
          </table:table-cell>
          <table:table-cell/>
          <table:table-cell office:value-type="string" calcext:value-type="string">
            <text:p>LmUGP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SUM([.W4:.W13])" office:value-type="float" office:value="317" calcext:value-type="float">
            <text:p>317</text:p>
          </table:table-cell>
          <table:table-cell table:formula="of:=SUM([.X4:.X13])" office:value-type="float" office:value="31" calcext:value-type="float">
            <text:p>31</text:p>
          </table:table-cell>
          <table:table-cell table:formula="of:=AVERAGE([.Y4:.Y13])" office:value-type="float" office:value="0.0977207792793268" calcext:value-type="float">
            <text:p>0.0977207792793268</text:p>
          </table:table-cell>
          <table:table-cell table:number-columns-repeated="2"/>
          <table:table-cell table:formula="of:=SUM([.AB4:.AB13])" office:value-type="float" office:value="318" calcext:value-type="float">
            <text:p>318</text:p>
          </table:table-cell>
          <table:table-cell table:formula="of:=SUM([.AC4:.AC13])" office:value-type="float" office:value="28" calcext:value-type="float">
            <text:p>28</text:p>
          </table:table-cell>
          <table:table-cell table:formula="of:=AVERAGE([.AD4:.AD13])" office:value-type="float" office:value="0.0983780061850603" calcext:value-type="float">
            <text:p>0.0983780061850603</text:p>
          </table:table-cell>
          <table:table-cell table:number-columns-repeated="4"/>
        </table:table-row>
        <table:table-row table:style-name="ro1">
          <table:table-cell>
            <draw:frame draw:z-index="2" draw:style-name="gr1" draw:text-style-name="P1" svg:width="3.1787in" svg:height="3.5429in" svg:x="0.2713in" svg:y="0.1339in">
              <draw:object draw:notify-on-update-of-ranges="Sheet1.W50:Sheet1.W59 Sheet1.B3:Sheet1.B3 Sheet1.B4:Sheet1.B10 Sheet1.C3:Sheet1.C3 Sheet1.C4:Sheet1.C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3.1787in" svg:height="3.5429in" svg:x="0.2169in" svg:y="0.1445in">
              <draw:object draw:notify-on-update-of-ranges="Sheet1.W50:Sheet1.W59 Sheet1.G3:Sheet1.G3 Sheet1.G4:Sheet1.G10 Sheet1.Y49:Sheet1.Y49 Sheet1.H4:Sheet1.H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draw:z-index="0" draw:style-name="gr1" draw:text-style-name="P1" svg:width="3.1787in" svg:height="3.5429in" svg:x="0.2713in" svg:y="0.1339in">
              <draw:object draw:notify-on-update-of-ranges="Sheet1.W50:Sheet1.W59 Sheet1.L3:Sheet1.L3 Sheet1.L4:Sheet1.L10 Sheet1.M3:Sheet1.M3 Sheet1.M4:Sheet1.M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draw:z-index="8" draw:style-name="gr1" draw:text-style-name="P1" svg:width="3.1787in" svg:height="3.5429in" svg:x="0.639in" svg:y="0.0535in">
              <draw:object draw:notify-on-update-of-ranges="Sheet1.W50:Sheet1.W59 Sheet1.X49:Sheet1.X49 Sheet1.Q4:Sheet1.Q10 Sheet1.Y49:Sheet1.Y49 Sheet1.R4:Sheet1.R1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6" draw:style-name="gr1" draw:text-style-name="P1" svg:width="3.1787in" svg:height="3.5429in" svg:x="0.25in" svg:y="0.0783in">
              <draw:object draw:notify-on-update-of-ranges="Sheet1.W50:Sheet1.W59 Sheet1.X49:Sheet1.X49 Sheet1.W4:Sheet1.W10 Sheet1.Y49:Sheet1.Y49 Sheet1.X4:Sheet1.X1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draw:z-index="10" draw:style-name="gr1" draw:text-style-name="P1" svg:width="3.1787in" svg:height="3.5429in" svg:x="0.7807in" svg:y="0.122in">
              <draw:object draw:notify-on-update-of-ranges="Sheet1.W50:Sheet1.W59 Sheet1.X49:Sheet1.X49 Sheet1.AB4:Sheet1.AB10 Sheet1.AB4:Sheet1.AB10 Sheet1.Y49:Sheet1.Y49 Sheet1.AC4:Sheet1.AC10 Sheet1.AC4:Sheet1.AC1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9">
          <table:table-cell table:number-columns-repeated="34"/>
        </table:table-row>
        <table:table-row table:style-name="ro1">
          <table:table-cell table:number-columns-repeated="21"/>
          <table:table-cell>
            <draw:frame draw:z-index="9" draw:style-name="gr1" draw:text-style-name="P1" svg:width="3.1787in" svg:height="3.5429in" svg:x="0.6394in" svg:y="0.0783in">
              <draw:object draw:notify-on-update-of-ranges="Sheet1.V11:Sheet1.V13 Sheet1.X49:Sheet1.X49 Sheet1.W11:Sheet1.W13 Sheet1.Y49:Sheet1.Y49 Sheet1.X11:Sheet1.X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27"/>
          <table:table-cell>
            <draw:frame draw:z-index="11" draw:style-name="gr1" draw:text-style-name="P1" svg:width="3.1787in" svg:height="3.5429in" svg:x="-0.0008in" svg:y="0.011in">
              <draw:object draw:notify-on-update-of-ranges="Sheet1.V11:Sheet1.V13 Sheet1.X49:Sheet1.X49 Sheet1.AB11:Sheet1.AB13 Sheet1.Y49:Sheet1.Y49 Sheet1.AC11:Sheet1.AC1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>
            <draw:frame draw:z-index="4" draw:style-name="gr1" draw:text-style-name="P1" svg:width="3.1787in" svg:height="3.5429in" svg:x="0.4445in" svg:y="0.078in">
              <draw:object draw:notify-on-update-of-ranges="Sheet1.A11:Sheet1.A13 Sheet1.B3:Sheet1.B3 Sheet1.B11:Sheet1.B13 Sheet1.C3:Sheet1.C3 Sheet1.C11:Sheet1.C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  <table:table-cell>
            <draw:frame draw:z-index="3" draw:style-name="gr1" draw:text-style-name="P1" svg:width="3.1787in" svg:height="3.5429in" svg:x="0.6067in" svg:y="0.1339in">
              <draw:object draw:notify-on-update-of-ranges="Sheet1.W57:Sheet1.W59 Sheet1.X49:Sheet1.X49 Sheet1.Q11:Sheet1.Q13 Sheet1.Y49:Sheet1.Y49 Sheet1.R11:Sheet1.R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22"/>
          <table:table-cell office:value-type="string" calcext:value-type="string">
            <text:p>AMIGO wrong NOE CG CD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Ubiquit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Y50]/([.X50]+[.Y50])" office:value-type="float" office:value="0.0769230769230769" calcext:value-type="float">
            <text:p>0.0769230769230769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MsrB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Y51]/([.X51]+[.Y51])" office:value-type="float" office:value="0.117647058823529" calcext:value-type="float">
            <text:p>0.117647058823529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EIN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[.Y52]/([.X52]+[.Y52])" office:value-type="float" office:value="0.214285714285714" calcext:value-type="float">
            <text:p>0.214285714285714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ATCase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Y53]/([.X53]+[.Y53])" office:value-type="float" office:value="0.379310344827586" calcext:value-type="float">
            <text:p>0.379310344827586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MBP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Y54]/([.X54]+[.Y54])" office:value-type="float" office:value="0.0606060606060606" calcext:value-type="float">
            <text:p>0.0606060606060606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MSG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formula="of:=[.Y55]/([.X55]+[.Y55])" office:value-type="float" office:value="0.229357798165138" calcext:value-type="float">
            <text:p>0.229357798165138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a7a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Y56]/([.X56]+[.Y56])" office:value-type="float" office:value="0.297297297297297" calcext:value-type="float">
            <text:p>0.297297297297297</text:p>
          </table:table-cell>
          <table:table-cell office:value-type="string" calcext:value-type="string">
            <text:p>MONOMER!!!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HuNo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MNV P-domain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LmUGP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 table:number-rows-repeated="12">
          <table:table-cell table:number-columns-repeated="34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8">
          <table:table-cell table:number-columns-repeated="34"/>
        </table:table-row>
        <table:table-row table:style-name="ro1">
          <table:table-cell table:number-columns-repeated="22"/>
          <table:table-cell>
            <draw:frame draw:z-index="7" draw:style-name="gr1" draw:text-style-name="P1" svg:width="3.1787in" svg:height="3.5429in" svg:x="0.1197in" svg:y="0.0445in">
              <draw:object draw:notify-on-update-of-ranges="Sheet1.W57:Sheet1.W59 Sheet1.X49:Sheet1.X49 Sheet1.X56:Sheet1.X58 Sheet1.Y49:Sheet1.Y49 Sheet1.Y56:Sheet1.Y5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6T19:28:39.825000000</dc:date>
    <meta:editing-duration>P1DT2H33M49S</meta:editing-duration>
    <meta:editing-cycles>12</meta:editing-cycles>
    <meta:generator>LibreOffice/7.4.4.2$Windows_X86_64 LibreOffice_project/85569322deea74ec9134968a29af2df5663baa21</meta:generator>
    <meta:document-statistic meta:table-count="1" meta:cell-count="300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49:Sheet1.W59 Sheet1.X49:Sheet1.Y56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50:Sheet1.X56" chart:label-cell-address="Sheet1.X49:Sheet1.X49" chart:class="chart:bar">
            <chart:data-point chart:repeated="7"/>
          </chart:series>
          <chart:series chart:style-name="ch7" chart:values-cell-range-address="Sheet1.Y50:Sheet1.Y56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2">
                <text:p>12</text:p>
                <draw:g>
                  <svg:desc>Sheet1.X50:Sheet1.X56</svg:desc>
                </draw:g>
              </table:table-cell>
              <table:table-cell office:value-type="float" office:value="1">
                <text:p>1</text:p>
                <draw:g>
                  <svg:desc>Sheet1.Y50:Sheet1.Y56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style-name="ch1">
        <chart:plot-area chart:style-name="ch2" table:cell-range-address="Sheet1.V11:Sheet1.X13 Sheet1.X49:Sheet1.Y49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V11:Sheet1.V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11:Sheet1.W13" chart:label-cell-address="Sheet1.X49:Sheet1.X49" chart:class="chart:bar">
            <chart:data-point chart:repeated="3"/>
          </chart:series>
          <chart:series chart:style-name="ch7" chart:values-cell-range-address="Sheet1.X11:Sheet1.X13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V11:Sheet1.V13</svg:desc>
                </draw:g>
              </table:table-cell>
              <table:table-cell office:value-type="float" office:value="34">
                <text:p>34</text:p>
                <draw:g>
                  <svg:desc>Sheet1.W11:Sheet1.W13</svg:desc>
                </draw:g>
              </table:table-cell>
              <table:table-cell office:value-type="float" office:value="2">
                <text:p>2</text:p>
                <draw:g>
                  <svg:desc>Sheet1.X11:Sheet1.X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X49:Sheet1.Y49 Sheet1.AB4:Sheet1.AC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4:Sheet1.AB10" chart:label-cell-address="Sheet1.X49:Sheet1.X49" chart:class="chart:bar">
            <chart:data-point chart:repeated="7"/>
            <loext:propertry-mapping loext:property="BorderColor" loext:cell-range-address="Sheet1.AB4:Sheet1.AB10"/>
          </chart:series>
          <chart:series chart:style-name="ch7" chart:values-cell-range-address="Sheet1.AC4:Sheet1.AC10" chart:label-cell-address="Sheet1.Y49:Sheet1.Y49" chart:class="chart:bar">
            <chart:data-point chart:repeated="7"/>
            <loext:propertry-mapping loext:property="BorderColor" loext:cell-range-address="Sheet1.AC4:Sheet1.AC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AB4:Sheet1.AB10</svg:desc>
                </draw:g>
              </table:table-cell>
              <table:table-cell office:value-type="float" office:value="13">
                <text:p>13</text:p>
                <draw:g>
                  <svg:desc>Sheet1.AB4:Sheet1.AB10</svg:desc>
                </draw:g>
              </table:table-cell>
              <table:table-cell office:value-type="float" office:value="0">
                <text:p>0</text:p>
                <draw:g>
                  <svg:desc>Sheet1.AC4:Sheet1.AC10</svg:desc>
                </draw:g>
              </table:table-cell>
              <table:table-cell office:value-type="float" office:value="0">
                <text:p>0</text:p>
                <draw:g>
                  <svg:desc>Sheet1.AC4:Sheet1.AC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V11:Sheet1.V13 Sheet1.X49:Sheet1.Y49 Sheet1.AB11:Sheet1.AC13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V11:Sheet1.V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11:Sheet1.AB13" chart:label-cell-address="Sheet1.X49:Sheet1.X49" chart:class="chart:bar">
            <chart:data-point chart:repeated="3"/>
          </chart:series>
          <chart:series chart:style-name="ch7" chart:values-cell-range-address="Sheet1.AC11:Sheet1.AC13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V11:Sheet1.V13</svg:desc>
                </draw:g>
              </table:table-cell>
              <table:table-cell office:value-type="float" office:value="34">
                <text:p>34</text:p>
                <draw:g>
                  <svg:desc>Sheet1.AB11:Sheet1.AB13</svg:desc>
                </draw:g>
              </table:table-cell>
              <table:table-cell office:value-type="float" office:value="2">
                <text:p>2</text:p>
                <draw:g>
                  <svg:desc>Sheet1.AC11:Sheet1.AC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L3:Sheet1.M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10" chart:label-cell-address="Sheet1.L3:Sheet1.L3" chart:class="chart:bar">
            <chart:data-point chart:repeated="7"/>
          </chart:series>
          <chart:series chart:style-name="ch7" chart:values-cell-range-address="Sheet1.M4:Sheet1.M10" chart:label-cell-address="Sheet1.M3:Sheet1.M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amengo correct</text:p>
                <draw:g>
                  <svg:desc>Sheet1.L3:Sheet1.L3</svg:desc>
                </draw:g>
              </table:table-cell>
              <table:table-cell office:value-type="string">
                <text:p>flamengo wrong</text:p>
                <draw:g>
                  <svg:desc>Sheet1.M3:Sheet1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L4:Sheet1.L10</svg:desc>
                </draw:g>
              </table:table-cell>
              <table:table-cell office:value-type="float" office:value="3">
                <text:p>3</text:p>
                <draw:g>
                  <svg:desc>Sheet1.M4:Sheet1.M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style-name="ch1">
        <chart:plot-area chart:style-name="ch2" table:cell-range-address="Sheet1.W50:Sheet1.W59 Sheet1.G3:Sheet1.G10 Sheet1.Y49:Sheet1.Y49 Sheet1.H4:Sheet1.H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4:Sheet1.G10" chart:label-cell-address="Sheet1.G3:Sheet1.G3" chart:class="chart:bar">
            <chart:data-point chart:repeated="7"/>
          </chart:series>
          <chart:series chart:style-name="ch7" chart:values-cell-range-address="Sheet1.H4:Sheet1.H10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XSII correct</text:p>
                <draw:g>
                  <svg:desc>Sheet1.G3:Sheet1.G3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6">
                <text:p>16</text:p>
                <draw:g>
                  <svg:desc>Sheet1.G4:Sheet1.G10</svg:desc>
                </draw:g>
              </table:table-cell>
              <table:table-cell office:value-type="float" office:value="3">
                <text:p>3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B3:Sheet1.C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" chart:label-cell-address="Sheet1.B3:Sheet1.B3" chart:class="chart:bar">
            <chart:data-point chart:repeated="7"/>
          </chart:series>
          <chart:series chart:style-name="ch7" chart:values-cell-range-address="Sheet1.C4:Sheet1.C10" chart:label-cell-address="Sheet1.C3:Sheet1.C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MA_correct</text:p>
                <draw:g>
                  <svg:desc>Sheet1.B3:Sheet1.B3</svg:desc>
                </draw:g>
              </table:table-cell>
              <table:table-cell office:value-type="string">
                <text:p>MAGMA_wrong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6">
                <text:p>16</text:p>
                <draw:g>
                  <svg:desc>Sheet1.B4:Sheet1.B10</svg:desc>
                </draw:g>
              </table:table-cell>
              <table:table-cell office:value-type="float" office:value="0">
                <text:p>0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7:Sheet1.W59 Sheet1.X49:Sheet1.Y49 Sheet1.Q11:Sheet1.R13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W57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11:Sheet1.Q13" chart:label-cell-address="Sheet1.X49:Sheet1.X49" chart:class="chart:bar">
            <chart:data-point chart:repeated="3"/>
          </chart:series>
          <chart:series chart:style-name="ch7" chart:values-cell-range-address="Sheet1.R11:Sheet1.R13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W57:Sheet1.W59</svg:desc>
                </draw:g>
              </table:table-cell>
              <table:table-cell office:value-type="float" office:value="41">
                <text:p>41</text:p>
                <draw:g>
                  <svg:desc>Sheet1.Q11:Sheet1.Q13</svg:desc>
                </draw:g>
              </table:table-cell>
              <table:table-cell office:value-type="float" office:value="7">
                <text:p>7</text:p>
                <draw:g>
                  <svg:desc>Sheet1.R11:Sheet1.R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style-name="ch1">
        <chart:plot-area chart:style-name="ch2" table:cell-range-address="Sheet1.A11:Sheet1.C13 Sheet1.B3:Sheet1.C3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A11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3" chart:label-cell-address="Sheet1.B3:Sheet1.B3" chart:class="chart:bar">
            <chart:data-point chart:repeated="3"/>
          </chart:series>
          <chart:series chart:style-name="ch7" chart:values-cell-range-address="Sheet1.C11:Sheet1.C13" chart:label-cell-address="Sheet1.C3:Sheet1.C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MA_correct</text:p>
                <draw:g>
                  <svg:desc>Sheet1.B3:Sheet1.B3</svg:desc>
                </draw:g>
              </table:table-cell>
              <table:table-cell office:value-type="string">
                <text:p>MAGMA_wrong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A11:Sheet1.A13</svg:desc>
                </draw:g>
              </table:table-cell>
              <table:table-cell office:value-type="float" office:value="48">
                <text:p>48</text:p>
                <draw:g>
                  <svg:desc>Sheet1.B11:Sheet1.B13</svg:desc>
                </draw:g>
              </table:table-cell>
              <table:table-cell office:value-type="float" office:value="2">
                <text:p>2</text:p>
                <draw:g>
                  <svg:desc>Sheet1.C11:Sheet1.C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X49:Sheet1.Y49 Sheet1.W4:Sheet1.X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10" chart:label-cell-address="Sheet1.X49:Sheet1.X49" chart:class="chart:bar">
            <chart:data-point chart:repeated="7"/>
          </chart:series>
          <chart:series chart:style-name="ch7" chart:values-cell-range-address="Sheet1.X4:Sheet1.X10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W4:Sheet1.W10</svg:desc>
                </draw:g>
              </table:table-cell>
              <table:table-cell office:value-type="float" office:value="0">
                <text:p>0</text:p>
                <draw:g>
                  <svg:desc>Sheet1.X4:Sheet1.X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X49:Sheet1.Y49 Sheet1.Q4:Sheet1.R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10" chart:label-cell-address="Sheet1.X49:Sheet1.X49" chart:class="chart:bar">
            <chart:data-point chart:repeated="7"/>
          </chart:series>
          <chart:series chart:style-name="ch7" chart:values-cell-range-address="Sheet1.R4:Sheet1.R10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Q4:Sheet1.Q10</svg:desc>
                </draw:g>
              </table:table-cell>
              <table:table-cell office:value-type="float" office:value="0">
                <text:p>0</text:p>
                <draw:g>
                  <svg:desc>Sheet1.R4:Sheet1.R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7:Sheet1.W59 Sheet1.X49:Sheet1.Y49 Sheet1.X56:Sheet1.Y58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W57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56:Sheet1.X58" chart:label-cell-address="Sheet1.X49:Sheet1.X49" chart:class="chart:bar">
            <chart:data-point chart:repeated="3"/>
          </chart:series>
          <chart:series chart:style-name="ch7" chart:values-cell-range-address="Sheet1.Y56:Sheet1.Y58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W57:Sheet1.W59</svg:desc>
                </draw:g>
              </table:table-cell>
              <table:table-cell office:value-type="float" office:value="26">
                <text:p>26</text:p>
                <draw:g>
                  <svg:desc>Sheet1.X56:Sheet1.X58</svg:desc>
                </draw:g>
              </table:table-cell>
              <table:table-cell office:value-type="float" office:value="11">
                <text:p>11</text:p>
                <draw:g>
                  <svg:desc>Sheet1.Y56:Sheet1.Y58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